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 , test psycho et analyse, visite sur site le 22/12 à 16h</text:p>
          </table:table-cell>
          <table:table-cell office:value-type="string" table:style-name="ce5">
            <text:p>Teams mardi 15/11 à 18h30, proposition de poste chez Groupe Fournier (cuisine), etude du dossier en cours, entretien téléphonique le 30/11. Entretien Teams le 09/12.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h-arnoud@groupagora.fr</text:p>
          </table:table-cell>
          <table:table-cell office:value-type="string" table:style-name="ce17">
            <text:p>GroupAgora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Chasseur de tête m'a contacté par tph, doublon avec HC Resource</text:p>
          </table:table-cell>
          <table:table-cell office:value-type="string" table:style-name="ce13">
            <text:p>Relance le 30/11 après un premier appel tph le 17/11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, dossier transmis au clien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4T00:00:00" table:style-name="ce5">
            <text:p>14-déc</text:p>
          </table:table-cell>
          <table:table-cell office:value-type="string" table:style-name="ce6">
            <text:p>Flora Manin de Silkhom</text:p>
          </table:table-cell>
          <table:table-cell office:value-type="string" table:style-name="ce7">
            <text:p>Silkhome</text:p>
          </table:table-cell>
          <table:table-cell office:value-type="string" table:style-name="ce8">
            <text:p>fl.manin@silkhom.com</text:p>
          </table:table-cell>
          <table:table-cell table:number-columns-repeated="3" table:style-name="ce9"/>
          <table:table-cell office:value-type="string" table:style-name="ce9">
            <text:p>Contact de Flora par mail pour reprendre contact.<text:s/>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4T12:57:0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4T12:57:01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f01efe83-e3a5-43a0-9f62-bd84acd667a9</meta:user-defined>
    <meta:user-defined meta:name="MSIP_Label_23f93e5f-d3c2-49a7-ba94-15405423c204_ContentBits">2</meta:user-defined>
  </office:meta>
</office:document-meta>
</file>